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1663e" officeooo:paragraph-rsid="0001663e"/>
    </style:style>
    <style:style style:name="P2" style:family="paragraph" style:parent-style-name="Heading_20_2">
      <style:text-properties officeooo:rsid="0001663e" officeooo:paragraph-rsid="0001663e"/>
    </style:style>
    <style:style style:name="P3" style:family="paragraph" style:parent-style-name="Heading_20_2">
      <style:text-properties officeooo:rsid="0002a763" officeooo:paragraph-rsid="0002a763"/>
    </style:style>
    <style:style style:name="P4" style:family="paragraph" style:parent-style-name="Heading_20_2">
      <style:text-properties officeooo:rsid="0005b875" officeooo:paragraph-rsid="0005b875"/>
    </style:style>
    <style:style style:name="P5" style:family="paragraph" style:parent-style-name="Heading_20_2">
      <style:text-properties officeooo:rsid="00068e68" officeooo:paragraph-rsid="00068e68"/>
    </style:style>
    <style:style style:name="P6" style:family="paragraph" style:parent-style-name="Heading_20_1">
      <style:text-properties officeooo:rsid="0001663e" officeooo:paragraph-rsid="0001663e"/>
    </style:style>
    <style:style style:name="P7" style:family="paragraph" style:parent-style-name="Heading_20_3">
      <style:text-properties officeooo:rsid="00088a43" officeooo:paragraph-rsid="00088a43"/>
    </style:style>
    <style:style style:name="P8" style:family="paragraph" style:parent-style-name="Heading_20_3">
      <style:text-properties officeooo:rsid="000ab54f" officeooo:paragraph-rsid="000ab54f"/>
    </style:style>
    <style:style style:name="P9" style:family="paragraph" style:parent-style-name="Text_20_body" style:list-style-name="L1">
      <style:text-properties officeooo:rsid="0001663e" officeooo:paragraph-rsid="0001663e"/>
    </style:style>
    <style:style style:name="P10" style:family="paragraph" style:parent-style-name="Text_20_body" style:list-style-name="L2">
      <style:text-properties officeooo:rsid="0001663e" officeooo:paragraph-rsid="0001663e"/>
    </style:style>
    <style:style style:name="P11" style:family="paragraph" style:parent-style-name="Text_20_body" style:list-style-name="L3">
      <style:text-properties officeooo:rsid="0001663e" officeooo:paragraph-rsid="0001663e"/>
    </style:style>
    <style:style style:name="P12" style:family="paragraph" style:parent-style-name="Text_20_body" style:list-style-name="L4">
      <style:text-properties officeooo:rsid="0002a763" officeooo:paragraph-rsid="0002a763"/>
    </style:style>
    <style:style style:name="P13" style:family="paragraph" style:parent-style-name="Text_20_body" style:list-style-name="L5">
      <style:text-properties officeooo:rsid="0005b875" officeooo:paragraph-rsid="0005b875"/>
    </style:style>
    <style:style style:name="P14" style:family="paragraph" style:parent-style-name="Text_20_body" style:list-style-name="L6">
      <style:text-properties officeooo:rsid="00068e68" officeooo:paragraph-rsid="00068e68"/>
    </style:style>
    <style:style style:name="P15" style:family="paragraph" style:parent-style-name="Text_20_body" style:list-style-name="L6">
      <style:text-properties officeooo:rsid="00088a43" officeooo:paragraph-rsid="00088a43"/>
    </style:style>
    <style:style style:name="P16" style:family="paragraph" style:parent-style-name="Text_20_body" style:list-style-name="L6">
      <style:text-properties officeooo:rsid="00088a43" officeooo:paragraph-rsid="000d6916"/>
    </style:style>
    <style:style style:name="P17" style:family="paragraph" style:parent-style-name="Text_20_body" style:list-style-name="L6">
      <style:text-properties officeooo:rsid="000996c0" officeooo:paragraph-rsid="000996c0"/>
    </style:style>
    <style:style style:name="P18" style:family="paragraph" style:parent-style-name="Text_20_body" style:list-style-name="L6">
      <style:text-properties officeooo:rsid="000aa2fc" officeooo:paragraph-rsid="000aa2fc"/>
    </style:style>
    <style:style style:name="P19" style:family="paragraph" style:parent-style-name="Text_20_body" style:list-style-name="L7">
      <style:text-properties officeooo:rsid="000ab54f" officeooo:paragraph-rsid="000ab54f"/>
    </style:style>
    <style:style style:name="P20" style:family="paragraph" style:parent-style-name="Text_20_body" style:list-style-name="L6">
      <style:text-properties officeooo:rsid="000ae342" officeooo:paragraph-rsid="000ae342"/>
    </style:style>
    <style:style style:name="P21" style:family="paragraph" style:parent-style-name="Text_20_body" style:list-style-name="L6">
      <style:text-properties officeooo:rsid="000c2793" officeooo:paragraph-rsid="000c2793"/>
    </style:style>
    <style:style style:name="P22" style:family="paragraph" style:parent-style-name="Text_20_body" style:list-style-name="L6">
      <style:text-properties officeooo:rsid="000c6b04" officeooo:paragraph-rsid="000c6b04"/>
    </style:style>
    <style:style style:name="T1" style:family="text">
      <style:text-properties officeooo:rsid="00038cdc"/>
    </style:style>
    <style:style style:name="T2" style:family="text">
      <style:text-properties officeooo:rsid="00062880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Not Obsolete Yet</text:h>
      <text:p text:style-name="P1">The player is a robot who is trying to escape a product recall. At the beginning, a line of robots are being fed into a machine labeled “Ancient Technology Recylcer” which is in the background of the title screen.</text:p>
      <text:p text:style-name="P1">When the player clicks to start, a robot near the middle of the screen comes under the control of the player and says something about finding the main computer.</text:p>
      <text:h text:style-name="P2" text:outline-level="2">The Facility</text:h>
      <text:p text:style-name="P1">The facility is randomly generated by creating boxes, starting with long ones that will become corridors. Some stuff the player may find:</text:p>
      <text:list xml:id="list7426805028885688363" text:style-name="L1">
        <text:list-item>
          <text:p text:style-name="P9">Doors. Only open for NPC bots (invisible to pathing for this reason). Can be smashed at the beginning of the game.</text:p>
        </text:list-item>
        <text:list-item>
          <text:p text:style-name="P9">Walls: Can be smashed once the player gets the mace upgrade.</text:p>
        </text:list-item>
        <text:list-item>
          <text:p text:style-name="P9"><text:s/>Computer consoles: Just decoration.</text:p>
        </text:list-item>
        <text:list-item>
          <text:p text:style-name="P9">Oil Barrels: Smashing these creates a shower of oil that heals robots.</text:p>
        </text:list-item>
        <text:list-item>
          <text:p text:style-name="P9">Exploding Barrels: About 0.6 seconds after being punched, these explode.</text:p>
        </text:list-item>
      </text:list>
      <text:h text:style-name="P2" text:outline-level="2">Power Ups</text:h>
      <text:p text:style-name="P1">Each type of power up is found on an enemy that has it.</text:p>
      <text:list xml:id="list4036784580835465164" text:style-name="L2">
        <text:list-item>
          <text:p text:style-name="P10">The Mace Hand: More damage, more stun</text:p>
        </text:list-item>
        <text:list-item>
          <text:p text:style-name="P10">The Rocket Head: Launches rockets out of your head. Tends to toss stuff around.</text:p>
        </text:list-item>
      </text:list>
      <text:h text:style-name="P2" text:outline-level="2">Goals</text:h>
      <text:list xml:id="list6853988704080446294" text:style-name="L3">
        <text:list-item>
          <text:p text:style-name="P11">Find the main computer. It will explain that your model is being recalled due to a tendency towards destruction.</text:p>
        </text:list-item>
        <text:list-item>
          <text:p text:style-name="P11">Exit the facility. You need the rocket head to smash the outer wall. Once you meet with the main computer, rocket head killbots will start searching for you.</text:p>
        </text:list-item>
      </text:list>
      <text:h text:style-name="P3" text:outline-level="2">Room Types</text:h>
      <text:list xml:id="list6711983030704908475" text:style-name="L4">
        <text:list-item>
          <text:p text:style-name="P12">Oil Storage: Lots of oil barrels.</text:p>
        </text:list-item>
        <text:list-item>
          <text:p text:style-name="P12">Exploding Barrel Storage: Lots of exploding barrels.</text:p>
        </text:list-item>
        <text:list-item>
          <text:p text:style-name="P12">Crate Storage: Lots of crates</text:p>
        </text:list-item>
        <text:list-item>
          <text:p text:style-name="P12"><text:soft-page-break/>Corridor: Empty, <text:span text:style-name="T1">well lit</text:span></text:p>
        </text:list-item>
      </text:list>
      <text:h text:style-name="P4" text:outline-level="2">Bot Quotes</text:h>
      <text:list xml:id="list7382677194098334556" text:style-name="L5">
        <text:list-item>
          <text:p text:style-name="P13">Killbot:</text:p>
          <text:list>
            <text:list-item>
              <text:p text:style-name="P13">“Sending the TERM signal”</text:p>
            </text:list-item>
            <text:list-item>
              <text:p text:style-name="P13">“Sending the KILL signal”</text:p>
            </text:list-item>
            <text:list-item>
              <text:p text:style-name="P13">“Kill all malfunctioning robots!”</text:p>
            </text:list-item>
            <text:list-item>
              <text:p text:style-name="P13">“Offline/destroy that robot!”</text:p>
            </text:list-item>
            <text:list-item>
              <text:p text:style-name="P13">“<text:span text:style-name="T2">You have performed an illegal instruction and must be shut down.”</text:span></text:p>
            </text:list-item>
          </text:list>
        </text:list-item>
      </text:list>
      <text:h text:style-name="P5" text:outline-level="2">TODO</text:h>
      <text:h text:style-name="P7" text:outline-level="3">Tonight</text:h>
      <text:list xml:id="list6151024250662265771" text:style-name="L6">
        <text:list-item>
          <text:p text:style-name="P14"><text:span text:style-name="T3">Title screen, robot recycler</text:span></text:p>
        </text:list-item>
        <text:list-item>
          <text:p text:style-name="P15">Central computer</text:p>
        </text:list-item>
        <text:list-item>
          <text:p text:style-name="P15">Killbots</text:p>
        </text:list-item>
        <text:list-item>
          <text:p text:style-name="P15">Pickup of killbots' weapon</text:p>
        </text:list-item>
        <text:list-item>
          <text:p text:style-name="P20">Macebots</text:p>
        </text:list-item>
        <text:list-item>
          <text:p text:style-name="P20">Pickup of macebots' weapon</text:p>
        </text:list-item>
        <text:list-item>
          <text:p text:style-name="P15">Explosive barrels actually explode</text:p>
        </text:list-item>
        <text:list-item>
          <text:p text:style-name="P21">Final robot graphics</text:p>
        </text:list-item>
        <text:list-item>
          <text:p text:style-name="P22">Add ceiling 400cm up</text:p>
        </text:list-item>
        <text:list-item>
          <text:p text:style-name="P18">Dialog</text:p>
        </text:list-item>
        <text:list-item>
          <text:p text:style-name="P16">Win condition</text:p>
        </text:list-item>
        <text:list-item>
          <text:p text:style-name="P17">Oil barrels heal you</text:p>
        </text:list-item>
        <text:list-item>
          <text:p text:style-name="P17">Crate, wall debris</text:p>
        </text:list-item>
      </text:list>
      <text:h text:style-name="P8" text:outline-level="3">Tomorrow</text:h>
      <text:list xml:id="list6417729211613615529" text:style-name="L7">
        <text:list-item>
          <text:p text:style-name="P19">SFX</text:p>
        </text:list-item>
        <text:list-item>
          <text:p text:style-name="P19">Spoken dialog</text:p>
        </text:list-item>
        <text:list-item>
          <text:p text:style-name="P19"><text:soft-page-break/>Music</text:p>
        </text:list-item>
        <text:list-item>
          <text:p text:style-name="P19">Final tes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22:45:49.856000000</meta:creation-date>
    <dc:date>2016-08-28T02:56:54.725000000</dc:date>
    <meta:editing-duration>PT3H28M47S</meta:editing-duration>
    <meta:editing-cycles>15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49" meta:word-count="372" meta:character-count="2021" meta:non-whitespace-character-count="1733"/>
  </office:meta>
</office:document-meta>
</file>